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29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106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977cm"/>
    </style:style>
    <style:style style:name="co7" style:family="table-column">
      <style:table-column-properties fo:break-before="auto" style:column-width="2.462cm"/>
    </style:style>
    <style:style style:name="co8" style:family="table-column">
      <style:table-column-properties fo:break-before="auto" style:column-width="2.785cm"/>
    </style:style>
    <style:style style:name="co9" style:family="table-column">
      <style:table-column-properties fo:break-before="auto" style:column-width="1.815cm"/>
    </style:style>
    <style:style style:name="co10" style:family="table-column">
      <style:table-column-properties fo:break-before="auto" style:column-width="2.494cm"/>
    </style:style>
    <style:style style:name="co11" style:family="table-column">
      <style:table-column-properties fo:break-before="auto" style:column-width="3.433cm"/>
    </style:style>
    <style:style style:name="co12" style:family="table-column">
      <style:table-column-properties fo:break-before="auto" style:column-width="3.593cm"/>
    </style:style>
    <style:style style:name="co13" style:family="table-column">
      <style:table-column-properties fo:break-before="auto" style:column-width="2.526cm"/>
    </style:style>
    <style:style style:name="co14" style:family="table-column">
      <style:table-column-properties fo:break-before="auto" style:column-width="2.171cm"/>
    </style:style>
    <style:style style:name="co15" style:family="table-column">
      <style:table-column-properties fo:break-before="auto" style:column-width="1.718cm"/>
    </style:style>
    <style:style style:name="co16" style:family="table-column">
      <style:table-column-properties fo:break-before="auto" style:column-width="2.623cm"/>
    </style:style>
    <style:style style:name="co17" style:family="table-column">
      <style:table-column-properties fo:break-before="auto" style:column-width="2.365cm"/>
    </style:style>
    <style:style style:name="co18" style:family="table-column">
      <style:table-column-properties fo:break-before="auto" style:column-width="5.599cm"/>
    </style:style>
    <style:style style:name="co19" style:family="table-column">
      <style:table-column-properties fo:break-before="auto" style:column-width="2.138cm"/>
    </style:style>
    <style:style style:name="co20" style:family="table-column">
      <style:table-column-properties fo:break-before="auto" style:column-width="7.765cm"/>
    </style:style>
    <style:style style:name="co21" style:family="table-column">
      <style:table-column-properties fo:break-before="auto" style:column-width="1.88cm"/>
    </style:style>
    <style:style style:name="co22" style:family="table-column">
      <style:table-column-properties fo:break-before="auto" style:column-width="1.912cm"/>
    </style:style>
    <style:style style:name="co23" style:family="table-column">
      <style:table-column-properties fo:break-before="auto" style:column-width="5.017cm"/>
    </style:style>
    <style:style style:name="co24" style:family="table-column">
      <style:table-column-properties fo:break-before="auto" style:column-width="5.987cm"/>
    </style:style>
    <style:style style:name="co25" style:family="table-column">
      <style:table-column-properties fo:break-before="auto" style:column-width="4.337cm"/>
    </style:style>
    <style:style style:name="co26" style:family="table-column">
      <style:table-column-properties fo:break-before="auto" style:column-width="2.817cm"/>
    </style:style>
    <style:style style:name="co27" style:family="table-column">
      <style:table-column-properties fo:break-before="auto" style:column-width="2.559cm"/>
    </style:style>
    <style:style style:name="co28" style:family="table-column">
      <style:table-column-properties fo:break-before="auto" style:column-width="7.796cm"/>
    </style:style>
    <style:style style:name="co29" style:family="table-column">
      <style:table-column-properties fo:break-before="auto" style:column-width="4.951cm"/>
    </style:style>
    <style:style style:name="co30" style:family="table-column">
      <style:table-column-properties fo:break-before="auto" style:column-width="4.078cm"/>
    </style:style>
    <style:style style:name="co31" style:family="table-column">
      <style:table-column-properties fo:break-before="auto" style:column-width="4.789cm"/>
    </style:style>
    <style:style style:name="co32" style:family="table-column">
      <style:table-column-properties fo:break-before="auto" style:column-width="1.298cm"/>
    </style:style>
    <style:style style:name="co33" style:family="table-column">
      <style:table-column-properties fo:break-before="auto" style:column-width="6.341cm"/>
    </style:style>
    <style:style style:name="co34" style:family="table-column">
      <style:table-column-properties fo:break-before="auto" style:column-width="3.239cm"/>
    </style:style>
    <style:style style:name="co35" style:family="table-column">
      <style:table-column-properties fo:break-before="auto" style:column-width="1.524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ctivity_date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Hierarchy 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rt-planned</text:p>
          </table:table-cell>
          <table:table-cell office:value-type="string">
            <text:p>start-actual</text:p>
          </table:table-cell>
          <table:table-cell office:value-type="string">
            <text:p>end-planned</text:p>
          </table:table-cell>
          <table:table-cell office:value-type="string">
            <text:p>end-actual</text:p>
          </table:table-cell>
        </table:table-row>
        <table:table-row table:style-name="ro1">
          <table:table-cell office:value-type="string">
            <text:p>Activities with</text:p>
          </table:table-cell>
          <table:table-cell office:value-type="float" office:value="637">
            <text:p>637</text:p>
          </table:table-cell>
          <table:table-cell office:value-type="float" office:value="0">
            <text:p>0</text:p>
          </table:table-cell>
          <table:table-cell office:value-type="float" office:value="427">
            <text:p>42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Year</text:p>
          </table:table-cell>
          <table:table-cell table:number-columns-repeated="4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71">
            <text:p>171</text:p>
          </table:table-cell>
          <table:table-cell table:number-columns-repeated="3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400">
            <text:p>400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66">
            <text:p>66</text:p>
          </table:table-cell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2013">
            <text:p>2013</text:p>
          </table:table-cell>
          <table:table-cell table:number-columns-repeated="2"/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2014">
            <text:p>2014</text:p>
          </table:table-cell>
          <table:table-cell table:number-columns-repeated="2"/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2015">
            <text:p>2015</text:p>
          </table:table-cell>
          <table:table-cell table:number-columns-repeated="2"/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2016">
            <text:p>2016</text:p>
          </table:table-cell>
          <table:table-cell table:number-columns-repeated="2"/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2017">
            <text:p>2017</text:p>
          </table:table-cell>
          <table:table-cell table:number-columns-repeated="2"/>
          <table:table-cell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2018">
            <text:p>2018</text:p>
          </table:table-cell>
          <table:table-cell table:number-columns-repeated="2"/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2019">
            <text:p>2019</text:p>
          </table:table-cell>
          <table:table-cell table:number-columns-repeated="2"/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2020">
            <text:p>2020</text:p>
          </table:table-cell>
          <table:table-cell table:number-columns-repeated="2"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021">
            <text:p>2021</text:p>
          </table:table-cell>
          <table:table-cell table:number-columns-repeated="2"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022">
            <text:p>2022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23">
            <text:p>2023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24">
            <text:p>2024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25">
            <text:p>2025</text:p>
          </table:table-cell>
          <table:table-cell table:number-columns-repeated="2"/>
          <table:table-cell office:value-type="float" office:value="2">
            <text:p>2</text:p>
          </table:table-cell>
          <table:table-cell/>
        </table:table-row>
      </table:table>
      <table:table table:name="basic_stat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row table:style-name="ro1">
          <table:table-cell office:value-type="string">
            <text:p>File Name</text:p>
          </table:table-cell>
          <table:table-cell office:value-type="string">
            <text:p>Country/Region</text:p>
          </table:table-cell>
          <table:table-cell office:value-type="string">
            <text:p>Size (KB)</text:p>
          </table:table-cell>
          <table:table-cell office:value-type="string">
            <text:p>Activity Count</text:p>
          </table:table-cell>
          <table:table-cell table:style-name="Default" office:value-type="string">
            <text:p>Date last-generated</text:p>
          </table:table-cell>
          <table:table-cell table:style-name="Default" office:value-type="string">
            <text:p>Date last-updated</text:p>
          </table:table-cell>
        </table:table-row>
        <table:table-row table:style-name="ro1">
          <table:table-cell office:value-type="string">
            <text:p>EU_NE.xml</text:p>
          </table:table-cell>
          <table:table-cell/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string">
            <text:p>2012-03-23T13:35:52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PH.xml</text:p>
          </table:table-cell>
          <table:table-cell/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string">
            <text:p>2012-03-23T13:36:31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QNC.xml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12-03-23T12:43:04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QNE.xml</text:p>
          </table:table-cell>
          <table:table-cell/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string">
            <text:p>2012-03-23T12:43:36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GM.xml</text:p>
          </table:table-cell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2012-03-23T13:31:54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ID.xml</text:p>
          </table:table-cell>
          <table:table-cell/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2012-03-23T13:32:33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FJ.xml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2012-03-23T13:31:24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GH.xml</text:p>
          </table:table-cell>
          <table:table-cell/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2012-03-23T13:31:48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ET.xml</text:p>
          </table:table-cell>
          <table:table-cell/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string">
            <text:p>2012-03-23T13:31:18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MG.xml</text:p>
          </table:table-cell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2012-03-23T13:34:46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PK.xml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2012-03-23T13:36:38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AR.xml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2012-03-23T13:14:42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IN.xml</text:p>
          </table:table-cell>
          <table:table-cell/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string">
            <text:p>2012-03-23T13:32:39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BW.xml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12-03-23T13:15:42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CN.xml</text:p>
          </table:table-cell>
          <table:table-cell/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string">
            <text:p>2012-03-23T13:16:28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TD.xml</text:p>
          </table:table-cell>
          <table:table-cell/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2012-03-23T11:44:54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KZ.xml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2012-03-23T13:33:43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BJ.xml</text:p>
          </table:table-cell>
          <table:table-cell/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string">
            <text:p>2012-03-23T13:15:18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VC.xml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2012-03-23T11:55:37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MR.xml</text:p>
          </table:table-cell>
          <table:table-cell/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string">
            <text:p>2012-03-23T13:35:10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MM.xml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12-03-23T13:34:58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DJ.xml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2012-03-23T13:16:58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TG.xml</text:p>
          </table:table-cell>
          <table:table-cell/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string">
            <text:p>2012-03-23T11:49:00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QRA.xml</text:p>
          </table:table-cell>
          <table:table-cell/>
          <table:table-cell office:value-type="float" office:value="80">
            <text:p>80</text:p>
          </table:table-cell>
          <table:table-cell office:value-type="float" office:value="14">
            <text:p>14</text:p>
          </table:table-cell>
          <table:table-cell office:value-type="string">
            <text:p>2012-03-23T12:44:42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SD.xml</text:p>
          </table:table-cell>
          <table:table-cell/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2012-03-23T13:37:01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CM.xml</text:p>
          </table:table-cell>
          <table:table-cell/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2012-03-23T13:16:22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YE.xml</text:p>
          </table:table-cell>
          <table:table-cell/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2012-03-23T11:57:06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NG.xml</text:p>
          </table:table-cell>
          <table:table-cell/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string">
            <text:p>2012-03-23T13:36:00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GT.xml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2012-03-23T13:32:09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RW.xml</text:p>
          </table:table-cell>
          <table:table-cell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2012-03-23T13:36:49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GY.xml</text:p>
          </table:table-cell>
          <table:table-cell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string">
            <text:p>2012-03-23T13:32:15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CV.xml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12-03-23T13:16:52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LC.xml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12-03-23T13:34:05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QRD.xml</text:p>
          </table:table-cell>
          <table:table-cell/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2012-03-23T12:44:30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BB.xml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12-03-23T13:14:54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KP.xml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2012-03-23T13:33:37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HN.xml</text:p>
          </table:table-cell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2012-03-23T13:32:21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GA.xml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2012-03-23T13:31:30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BR.xml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2012-03-23T13:15:30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KI.xml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12-03-23T13:33:19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CU.xml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2012-03-23T13:16:46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NP.xml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2012-03-23T13:36:12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CO.xml</text:p>
          </table:table-cell>
          <table:table-cell/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2012-03-23T13:16:34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PY.xml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2012-03-23T13:36:43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CR.xml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2012-03-23T13:16:40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BO.xml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2012-03-23T13:15:24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MN.xml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2012-03-23T13:35:04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CG.xml</text:p>
          </table:table-cell>
          <table:table-cell/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2012-03-23T13:16:11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DO.xml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2012-03-23T13:17:04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QRS.xml</text:p>
          </table:table-cell>
          <table:table-cell/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string">
            <text:p>2012-03-23T12:43:55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QME.xml</text:p>
          </table:table-cell>
          <table:table-cell/>
          <table:table-cell office:value-type="float" office:value="121">
            <text:p>121</text:p>
          </table:table-cell>
          <table:table-cell office:value-type="float" office:value="37">
            <text:p>37</text:p>
          </table:table-cell>
          <table:table-cell office:value-type="string">
            <text:p>2012-03-23T12:42:46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TL.xml</text:p>
          </table:table-cell>
          <table:table-cell/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2012-03-23T11:50:12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AZ.xml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2012-03-23T13:14:48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MW.xml</text:p>
          </table:table-cell>
          <table:table-cell/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string">
            <text:p>2012-03-23T13:35:22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TJ.xml</text:p>
          </table:table-cell>
          <table:table-cell/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string">
            <text:p>2012-03-23T11:50:06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BZ.xml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2012-03-23T13:15:53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VU.xml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12-03-23T11:55:48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BD.xml</text:p>
          </table:table-cell>
          <table:table-cell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2012-03-23T13:15:00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SV.xml</text:p>
          </table:table-cell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2012-03-23T11:44:37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GE.xml</text:p>
          </table:table-cell>
          <table:table-cell/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string">
            <text:p>2012-03-23T13:31:42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ML.xml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2012-03-23T13:34:52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TM.xml</text:p>
          </table:table-cell>
          <table:table-cell/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2012-03-23T11:50:18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EC.xml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12-03-23T13:31:02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SZ.xml</text:p>
          </table:table-cell>
          <table:table-cell/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string">
            <text:p>2012-03-23T11:44:48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QSA.xml</text:p>
          </table:table-cell>
          <table:table-cell/>
          <table:table-cell office:value-type="float" office:value="118">
            <text:p>118</text:p>
          </table:table-cell>
          <table:table-cell office:value-type="float" office:value="23">
            <text:p>23</text:p>
          </table:table-cell>
          <table:table-cell office:value-type="string">
            <text:p>2012-03-23T12:46:11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SO.xml</text:p>
          </table:table-cell>
          <table:table-cell/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2012-03-23T11:44:31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JO.xml</text:p>
          </table:table-cell>
          <table:table-cell/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string">
            <text:p>2012-03-23T13:32:56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ZM.xml</text:p>
          </table:table-cell>
          <table:table-cell/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2012-03-23T11:57:18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KM.xml</text:p>
          </table:table-cell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2012-03-23T13:33:25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AG.xml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12-03-23T12:46:31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EG.xml</text:p>
          </table:table-cell>
          <table:table-cell/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string">
            <text:p>2012-03-23T13:31:12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AM.xml</text:p>
          </table:table-cell>
          <table:table-cell/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string">
            <text:p>2012-03-23T13:14:31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MD.xml</text:p>
          </table:table-cell>
          <table:table-cell/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string">
            <text:p>2012-03-23T13:34:40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LR.xml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2012-03-23T13:34:16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AF.xml</text:p>
          </table:table-cell>
          <table:table-cell/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string">
            <text:p>2012-03-23T12:46:24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UZ.xml</text:p>
          </table:table-cell>
          <table:table-cell/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string">
            <text:p>2012-03-23T11:55:31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SH.xml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12-03-23T13:37:07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QNB.xml</text:p>
          </table:table-cell>
          <table:table-cell/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2012-03-23T12:42:59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CD.xml</text:p>
          </table:table-cell>
          <table:table-cell/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string">
            <text:p>2012-03-23T13:15:59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QRB.xml</text:p>
          </table:table-cell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2012-03-23T12:44:36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LK.xml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2012-03-23T13:34:11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PE.xml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12-03-23T13:36:18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CI.xml</text:p>
          </table:table-cell>
          <table:table-cell/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string">
            <text:p>2012-03-23T13:16:17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GD.xml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12-03-23T13:31:36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UG.xml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2012-03-23T11:52:54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VN.xml</text:p>
          </table:table-cell>
          <table:table-cell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2012-03-23T11:55:43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MY.xml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2012-03-23T13:35:34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SY.xml</text:p>
          </table:table-cell>
          <table:table-cell/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2012-03-23T11:44:43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QMA.xml</text:p>
          </table:table-cell>
          <table:table-cell/>
          <table:table-cell office:value-type="float" office:value="72">
            <text:p>72</text:p>
          </table:table-cell>
          <table:table-cell office:value-type="float" office:value="20">
            <text:p>20</text:p>
          </table:table-cell>
          <table:table-cell office:value-type="string">
            <text:p>2012-03-23T12:42:52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NI.xml</text:p>
          </table:table-cell>
          <table:table-cell/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2012-03-23T13:36:06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ZA.xml</text:p>
          </table:table-cell>
          <table:table-cell/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string">
            <text:p>2012-03-23T11:57:12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LB.xml</text:p>
          </table:table-cell>
          <table:table-cell/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string">
            <text:p>2012-03-23T13:33:57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QMD.xml</text:p>
          </table:table-cell>
          <table:table-cell/>
          <table:table-cell office:value-type="float" office:value="52">
            <text:p>52</text:p>
          </table:table-cell>
          <table:table-cell office:value-type="float" office:value="18">
            <text:p>18</text:p>
          </table:table-cell>
          <table:table-cell office:value-type="string">
            <text:p>2012-03-23T12:42:40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TH.xml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2012-03-23T11:50:00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UY.xml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12-03-23T11:53:00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LY.xml</text:p>
          </table:table-cell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2012-03-23T13:34:28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SB.xml</text:p>
          </table:table-cell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2012-03-23T13:36:55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TZ.xml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2012-03-23T11:52:40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LA.xml</text:p>
          </table:table-cell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2012-03-23T13:33:48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MU.xml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2012-03-23T13:35:16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WS.xml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2012-03-23T11:57:00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KH.xml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2012-03-23T13:33:13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LS.xml</text:p>
          </table:table-cell>
          <table:table-cell/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2012-03-23T13:34:22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JM.xml</text:p>
          </table:table-cell>
          <table:table-cell/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string">
            <text:p>2012-03-23T13:32:50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UA.xml</text:p>
          </table:table-cell>
          <table:table-cell/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string">
            <text:p>2012-03-23T11:52:46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BF.xml</text:p>
          </table:table-cell>
          <table:table-cell/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2012-03-23T13:15:07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MX.xml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2012-03-23T13:35:28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SN.xml</text:p>
          </table:table-cell>
          <table:table-cell/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2012-03-23T11:44:25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KN.xml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2012-03-23T13:33:31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TT.xml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2012-03-23T11:52:34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ZW.xml</text:p>
          </table:table-cell>
          <table:table-cell/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string">
            <text:p>2012-03-23T11:57:23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MA.xml</text:p>
          </table:table-cell>
          <table:table-cell/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string">
            <text:p>2012-03-23T13:34:34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BT.xml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2012-03-23T13:15:36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MZ.xml</text:p>
          </table:table-cell>
          <table:table-cell/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string">
            <text:p>2012-03-23T13:35:40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QTA.xml</text:p>
          </table:table-cell>
          <table:table-cell/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2012-03-23T12:44:48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IQ.xml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2012-03-23T13:32:45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BI.xml</text:p>
          </table:table-cell>
          <table:table-cell/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2012-03-23T13:15:12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SL.xml</text:p>
          </table:table-cell>
          <table:table-cell/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string">
            <text:p>2012-03-23T11:44:19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BY.xml</text:p>
          </table:table-cell>
          <table:table-cell/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string">
            <text:p>2012-03-23T13:15:47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TN.xml</text:p>
          </table:table-cell>
          <table:table-cell/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2012-03-23T11:50:24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KG.xml</text:p>
          </table:table-cell>
          <table:table-cell/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string">
            <text:p>2012-03-23T13:33:08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NA.xml</text:p>
          </table:table-cell>
          <table:table-cell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2012-03-23T13:35:46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QNA.xml</text:p>
          </table:table-cell>
          <table:table-cell/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string">
            <text:p>2012-03-23T12:43:43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WF.xml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12-03-23T11:55:54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HT.xml</text:p>
          </table:table-cell>
          <table:table-cell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2012-03-23T13:32:27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PG.xml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2012-03-23T13:36:24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KE.xml</text:p>
          </table:table-cell>
          <table:table-cell/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2012-03-23T13:33:02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QZA.xml</text:p>
          </table:table-cell>
          <table:table-cell/>
          <table:table-cell office:value-type="float" office:value="763">
            <text:p>763</text:p>
          </table:table-cell>
          <table:table-cell office:value-type="float" office:value="114">
            <text:p>114</text:p>
          </table:table-cell>
          <table:table-cell office:value-type="string">
            <text:p>2012-03-23T12:46:17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DZ.xml</text:p>
          </table:table-cell>
          <table:table-cell/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string">
            <text:p>2012-03-23T13:30:56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GN.xml</text:p>
          </table:table-cell>
          <table:table-cell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2012-03-23T13:32:03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CF.xml</text:p>
          </table:table-cell>
          <table:table-cell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2012-03-23T13:16:05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QRE.xml</text:p>
          </table:table-cell>
          <table:table-cell/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string">
            <text:p>2012-03-23T12:43:50</text:p>
          </table:table-cell>
          <table:table-cell office:value-type="string">
            <text:p>2012-03-23 11:41:01</text:p>
          </table:table-cell>
        </table:table-row>
        <table:table-row table:style-name="ro1">
          <table:table-cell office:value-type="string">
            <text:p>EU_AO.xml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2012-03-23T13:14:36</text:p>
          </table:table-cell>
          <table:table-cell office:value-type="string">
            <text:p>2012-03-23 11:41:01</text:p>
          </table:table-cell>
        </table:table-row>
      </table:table>
      <table:table table:name="budgets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office:value-type="string">
            <text:p>Hierarchy 0</text:p>
          </table:table-cell>
          <table:table-cell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</table:table-row>
        <table:table-row table:style-name="ro1">
          <table:table-cell office:value-type="string">
            <text:p>All budgets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Budget Typ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erarchy 0</text:p>
          </table:table-cell>
          <table:table-cell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Currenci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erarchy 0</text:p>
          </table:table-cell>
          <table:table-cell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</table:table-row>
      </table:table>
      <table:table table:name="document" table:style-name="ta1" table:print="false">
        <table:table-column table:style-name="co13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/>
        </table:table-row>
        <table:table-row table:style-name="ro1">
          <table:table-cell office:value-type="string">
            <text:p>document-lin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ategories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erarchy 0</text:p>
          </table:table-cell>
          <table:table-cell/>
        </table:table-row>
        <table:table-row table:style-name="ro1">
          <table:table-cell office:value-type="string">
            <text:p>Category</text:p>
          </table:table-cell>
          <table:table-cell office:value-type="string">
            <text:p>Look up value</text:p>
          </table:table-cell>
          <table:table-cell office:value-type="string">
            <text:p>Count</text:p>
          </table:table-cell>
          <table:table-cell office:value-type="string">
            <text:p>No. Activities</text:p>
          </table:table-cell>
        </table:table-row>
      </table:table>
      <table:table table:name="elements" table:style-name="ta1" table:print="false">
        <table:table-column table:style-name="co18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9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0</text:p>
          </table:table-cell>
          <table:table-cell table:number-columns-repeated="2"/>
          <table:table-cell office:value-type="string">
            <text:p>Hierarchy 1</text:p>
          </table:table-cell>
          <table:table-cell table:number-columns-repeated="2"/>
          <table:table-cell office:value-type="string">
            <text:p>Hierarchy 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</table:table-row>
        <table:table-row table:style-name="ro1">
          <table:table-cell office:value-type="string">
            <text:p>reporting-org</text:p>
          </table:table-cell>
          <table:table-cell table:number-columns-repeated="2" office:value-type="float" office:value="796">
            <text:p>79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other-identifier</text:p>
          </table:table-cell>
          <table:table-cell table:number-columns-repeated="2" office:value-type="float" office:value="796">
            <text:p>79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activity-status</text:p>
          </table:table-cell>
          <table:table-cell table:number-columns-repeated="2" office:value-type="float" office:value="796">
            <text:p>79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activity-date</text:p>
          </table:table-cell>
          <table:table-cell office:value-type="float" office:value="1064">
            <text:p>1064</text:p>
          </table:table-cell>
          <table:table-cell office:value-type="float" office:value="641">
            <text:p>641</text:p>
          </table:table-cell>
          <table:table-cell office:value-type="float" office:value="80.5">
            <text:p>80.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ontact-info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articipating-org</text:p>
          </table:table-cell>
          <table:table-cell office:value-type="float" office:value="2388">
            <text:p>2388</text:p>
          </table:table-cell>
          <table:table-cell office:value-type="float" office:value="796">
            <text:p>79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sector</text:p>
          </table:table-cell>
          <table:table-cell table:number-columns-repeated="2" office:value-type="float" office:value="796">
            <text:p>79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default-tied-statu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efault-flow-type</text:p>
          </table:table-cell>
          <table:table-cell table:number-columns-repeated="2" office:value-type="float" office:value="796">
            <text:p>79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default-aid-type</text:p>
          </table:table-cell>
          <table:table-cell table:number-columns-repeated="2" office:value-type="float" office:value="796">
            <text:p>79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default-finance-type</text:p>
          </table:table-cell>
          <table:table-cell table:number-columns-repeated="2" office:value-type="float" office:value="796">
            <text:p>79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recipient-country</text:p>
          </table:table-cell>
          <table:table-cell table:number-columns-repeated="2" office:value-type="float" office:value="530">
            <text:p>530</text:p>
          </table:table-cell>
          <table:table-cell office:value-type="float" office:value="66.6">
            <text:p>66.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recipient-region</text:p>
          </table:table-cell>
          <table:table-cell table:number-columns-repeated="2" office:value-type="float" office:value="266">
            <text:p>266</text:p>
          </table:table-cell>
          <table:table-cell office:value-type="float" office:value="33.4">
            <text:p>33.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loca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location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nam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descrip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administrativ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coordinate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gazetteer-entr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/valu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valu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ctivity-websit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llaboration-type</text:p>
          </table:table-cell>
          <table:table-cell table:number-columns-repeated="2" office:value-type="float" office:value="796">
            <text:p>79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policy-marker</text:p>
          </table:table-cell>
          <table:table-cell office:value-type="float" office:value="6368">
            <text:p>6368</text:p>
          </table:table-cell>
          <table:table-cell office:value-type="float" office:value="796">
            <text:p>79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ransaction</text:p>
          </table:table-cell>
          <table:table-cell office:value-type="float" office:value="4488">
            <text:p>4488</text:p>
          </table:table-cell>
          <table:table-cell office:value-type="float" office:value="796">
            <text:p>79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ransaction/value</text:p>
          </table:table-cell>
          <table:table-cell office:value-type="float" office:value="4488">
            <text:p>4488</text:p>
          </table:table-cell>
          <table:table-cell office:value-type="float" office:value="796">
            <text:p>79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ransaction/descrip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ransaction-type</text:p>
          </table:table-cell>
          <table:table-cell office:value-type="float" office:value="4488">
            <text:p>4488</text:p>
          </table:table-cell>
          <table:table-cell office:value-type="float" office:value="796">
            <text:p>79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ransaction/provid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receiv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ransaction-date</text:p>
          </table:table-cell>
          <table:table-cell office:value-type="float" office:value="4439">
            <text:p>4439</text:p>
          </table:table-cell>
          <table:table-cell office:value-type="float" office:value="796">
            <text:p>79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ransaction/flow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aid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finance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ied-statu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disbursement-channe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rovid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ceiv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ocument-link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lated-activit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egacy-data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/condi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baselin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targe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actua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organisa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person-nam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telephon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emai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mailing-address</text:p>
          </table:table-cell>
          <table:table-cell table:number-columns-repeated="9" office:value-type="float" office:value="0">
            <text:p>0</text:p>
          </table:table-cell>
        </table:table-row>
      </table:table>
      <table:table table:name="geography_new" table:style-name="ta1" table:print="false"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1" table:default-cell-style-name="Default"/>
        <table:table-row table:style-name="ro1">
          <table:table-cell/>
          <table:table-cell office:value-type="string">
            <text:p>Hierarchy 0</text:p>
          </table:table-cell>
          <table:table-cell table:number-columns-repeated="4"/>
        </table:table-row>
        <table:table-row table:style-name="ro1">
          <table:table-cell office:value-type="string">
            <text:p>No. Activities</text:p>
          </table:table-cell>
          <table:table-cell office:value-type="float" office:value="796">
            <text:p>796</text:p>
          </table:table-cell>
          <table:table-cell table:number-columns-repeated="4"/>
        </table:table-row>
        <table:table-row table:style-name="ro1">
          <table:table-cell office:value-type="string">
            <text:p>No. Activities with both region and country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No. Activities with at least one region or country</text:p>
          </table:table-cell>
          <table:table-cell office:value-type="float" office:value="796">
            <text:p>79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Hierarchy 0</text:p>
          </table:table-cell>
          <table:table-cell table:number-columns-repeated="5"/>
        </table:table-row>
        <table:table-row table:style-name="ro1">
          <table:table-cell office:value-type="string">
            <text:p>Region Only</text:p>
          </table:table-cell>
          <table:table-cell office:value-type="string">
            <text:p>&gt;1 region</text:p>
          </table:table-cell>
          <table:table-cell office:value-type="string">
            <text:p>Fail 100%</text:p>
          </table:table-cell>
          <table:table-cell office:value-type="string">
            <text:p>Country Only</text:p>
          </table:table-cell>
          <table:table-cell office:value-type="string">
            <text:p>&gt;1country</text:p>
          </table:table-cell>
          <table:table-cell office:value-type="string">
            <text:p>Fail 100%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/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/>
          <table:table-cell office:value-type="float" office:value="0">
            <text:p>0</text:p>
          </table:table-cell>
        </table:table-row>
      </table:table>
      <table:table table:name="participating_org" table:style-name="ta1" table:print="false"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>
            <text:p>Hierarchy 0</text:p>
          </table:table-cell>
          <table:table-cell table:number-columns-repeated="3"/>
        </table:table-row>
        <table:table-row table:style-name="ro1">
          <table:table-cell office:value-type="string">
            <text:p>No. Activities</text:p>
          </table:table-cell>
          <table:table-cell office:value-type="string">
            <text:p>No. participating-org elements</text:p>
          </table:table-cell>
          <table:table-cell office:value-type="string">
            <text:p>No. Activities with a participating-org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2388">
            <text:p>2388</text:p>
          </table:table-cell>
          <table:table-cell office:value-type="float" office:value="796">
            <text:p>79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ttribute</text:p>
          </table:table-cell>
          <table:table-cell office:value-type="string">
            <text:p>Hierarchy 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alue</text:p>
          </table:table-cell>
          <table:table-cell office:value-type="string">
            <text:p>Count</text:p>
          </table:table-cell>
          <table:table-cell office:value-type="string">
            <text:p>Activities with at least one</text:p>
          </table:table-cell>
        </table:table-row>
        <table:table-row table:style-name="ro1">
          <table:table-cell office:value-type="string">
            <text:p>role</text:p>
          </table:table-cell>
          <table:table-cell office:value-type="string">
            <text:p>Funding</text:p>
          </table:table-cell>
          <table:table-cell table:number-columns-repeated="2" office:value-type="float" office:value="796">
            <text:p>796</text:p>
          </table:table-cell>
        </table:table-row>
        <table:table-row table:style-name="ro1">
          <table:table-cell/>
          <table:table-cell office:value-type="string">
            <text:p>Extending</text:p>
          </table:table-cell>
          <table:table-cell table:number-columns-repeated="2" office:value-type="float" office:value="796">
            <text:p>796</text:p>
          </table:table-cell>
        </table:table-row>
        <table:table-row table:style-name="ro1">
          <table:table-cell/>
          <table:table-cell office:value-type="string">
            <text:p>Implementing</text:p>
          </table:table-cell>
          <table:table-cell table:number-columns-repeated="2" office:value-type="float" office:value="796">
            <text:p>796</text:p>
          </table:table-cell>
        </table:table-row>
        <table:table-row table:style-name="ro1">
          <table:table-cell office:value-type="string">
            <text:p>type</text:p>
          </table:table-cell>
          <table:table-cell office:value-type="float" office:value="15">
            <text:p>15</text:p>
          </table:table-cell>
          <table:table-cell office:value-type="float" office:value="1592">
            <text:p>1592</text:p>
          </table:table-cell>
          <table:table-cell office:value-type="float" office:value="796">
            <text:p>796</text:p>
          </table:table-cell>
        </table:table-row>
        <table:table-row table:style-name="ro1">
          <table:table-cell/>
          <table:table-cell office:value-type="string">
            <text:p>null</text:p>
          </table:table-cell>
          <table:table-cell table:number-columns-repeated="2" office:value-type="float" office:value="796">
            <text:p>796</text:p>
          </table:table-cell>
        </table:table-row>
        <table:table-row table:style-name="ro1">
          <table:table-cell office:value-type="string">
            <text:p>ref</text:p>
          </table:table-cell>
          <table:table-cell office:value-type="string">
            <text:p>EU</text:p>
          </table:table-cell>
          <table:table-cell table:number-columns-repeated="2" office:value-type="float" office:value="796">
            <text:p>796</text:p>
          </table:table-cell>
        </table:table-row>
        <table:table-row table:style-name="ro1">
          <table:table-cell/>
          <table:table-cell office:value-type="string">
            <text:p>EU-2</text:p>
          </table:table-cell>
          <table:table-cell table:number-columns-repeated="2" office:value-type="float" office:value="295">
            <text:p>295</text:p>
          </table:table-cell>
        </table:table-row>
        <table:table-row table:style-name="ro1">
          <table:table-cell/>
          <table:table-cell office:value-type="float" office:value="41000">
            <text:p>41000</text:p>
          </table:table-cell>
          <table:table-cell table:number-columns-repeated="2"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10000">
            <text:p>10000</text:p>
          </table:table-cell>
          <table:table-cell table:number-columns-repeated="2" office:value-type="float" office:value="432">
            <text:p>432</text:p>
          </table:table-cell>
        </table:table-row>
        <table:table-row table:style-name="ro1">
          <table:table-cell/>
          <table:table-cell office:value-type="string">
            <text:p>EU-1</text:p>
          </table:table-cell>
          <table:table-cell table:number-columns-repeated="2" office:value-type="float" office:value="501">
            <text:p>501</text:p>
          </table:table-cell>
        </table:table-row>
        <table:table-row table:style-name="ro1">
          <table:table-cell/>
          <table:table-cell office:value-type="float" office:value="50000">
            <text:p>50000</text:p>
          </table:table-cell>
          <table:table-cell table:number-columns-repeated="2" office:value-type="float" office:value="132">
            <text:p>132</text:p>
          </table:table-cell>
        </table:table-row>
        <table:table-row table:style-name="ro1">
          <table:table-cell/>
          <table:table-cell office:value-type="float" office:value="47000">
            <text:p>47000</text:p>
          </table:table-cell>
          <table:table-cell table:number-columns-repeated="2" office:value-type="float" office:value="38">
            <text:p>38</text:p>
          </table:table-cell>
        </table:table-row>
        <table:table-row table:style-name="ro1">
          <table:table-cell/>
          <table:table-cell office:value-type="float" office:value="20000">
            <text:p>20000</text:p>
          </table:table-cell>
          <table:table-cell table:number-columns-repeated="2"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44000">
            <text:p>44000</text:p>
          </table:table-cell>
          <table:table-cell table:number-columns-repeated="2" office:value-type="float" office:value="21">
            <text:p>21</text:p>
          </table:table-cell>
        </table:table-row>
        <table:table-row table:style-name="ro1">
          <table:table-cell/>
          <table:table-cell office:value-type="string">
            <text:p>null</text:p>
          </table:table-cell>
          <table:table-cell office:value-type="float" office:value="14">
            <text:p>14</text:p>
          </table:table-cell>
          <table:table-cell office:value-type="float" office:value="796">
            <text:p>796</text:p>
          </table:table-cell>
        </table:table-row>
        <table:table-row table:style-name="ro1">
          <table:table-cell/>
          <table:table-cell office:value-type="float" office:value="23000">
            <text:p>230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46000">
            <text:p>46000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21000">
            <text:p>21000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41300">
            <text:p>41300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43000">
            <text:p>430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0000">
            <text:p>40000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42004">
            <text:p>42004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30000">
            <text:p>30000</text:p>
          </table:table-cell>
          <table:table-cell table:number-columns-repeated="2" office:value-type="float" office:value="2">
            <text:p>2</text:p>
          </table:table-cell>
        </table:table-row>
      </table:table>
      <table:table table:name="sector" table:style-name="ta1" table:print="false">
        <table:table-column table:style-name="co26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&gt;1 vocabulary</text:p>
          </table:table-cell>
          <table:table-cell office:value-type="string">
            <text:p>Activities with more than one of the same vocab</text:p>
          </table:table-cell>
        </table:table-row>
        <table:table-row table:style-name="ro1">
          <table:table-cell office:value-type="string">
            <text:p>sector</text:p>
          </table:table-cell>
          <table:table-cell table:number-columns-repeated="2" office:value-type="float" office:value="796">
            <text:p>796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ocabularies used</text:p>
          </table:table-cell>
          <table:table-cell table:number-columns-repeated="5"/>
        </table:table-row>
        <table:table-row table:style-name="ro1">
          <table:table-cell office:value-type="string">
            <text:p>Hierarchy 0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Failing Activit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ierarchy 0</text:p>
          </table:table-cell>
          <table:table-cell table:number-columns-repeated="4"/>
        </table:table-row>
        <table:table-row table:style-name="ro1">
          <table:table-cell office:value-type="string">
            <text:p>count</text:p>
          </table:table-cell>
          <table:table-cell office:value-type="float" office:value="0">
            <text:p>0</text:p>
          </table:table-cell>
          <table:table-cell table:number-columns-repeated="4"/>
        </table:table-row>
      </table:table>
      <table:table table:name="transactions" table:style-name="ta1" table:print="false">
        <table:table-column table:style-name="co29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/>
          <table:table-cell office:value-type="string">
            <text:p>Hierarchy 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All transactions</text:p>
          </table:table-cell>
          <table:table-cell office:value-type="float" office:value="4488">
            <text:p>4488</text:p>
          </table:table-cell>
          <table:table-cell office:value-type="float" office:value="796">
            <text:p>796</text:p>
          </table:table-cell>
          <table:table-cell table:number-columns-repeated="5"/>
        </table:table-row>
        <table:table-row table:style-name="ro1">
          <table:table-cell office:value-type="string">
            <text:p>-ve transactions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-ve transactions &lt; -1,000,000</text:p>
          </table:table-cell>
          <table:table-cell table:number-columns-repeated="2" office:value-type="float" office:value="9">
            <text:p>9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ransaction Typ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ierarchy 0</text:p>
          </table:table-cell>
          <table:table-cell table:number-columns-repeated="6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C</text:p>
          </table:table-cell>
          <table:table-cell office:value-type="float" office:value="881">
            <text:p>881</text:p>
          </table:table-cell>
          <table:table-cell office:value-type="float" office:value="796">
            <text:p>796</text:p>
          </table:table-cell>
          <table:table-cell table:number-columns-repeated="5"/>
        </table:table-row>
        <table:table-row table:style-name="ro1">
          <table:table-cell office:value-type="string">
            <text:p>D</text:p>
          </table:table-cell>
          <table:table-cell office:value-type="float" office:value="3607">
            <text:p>3607</text:p>
          </table:table-cell>
          <table:table-cell office:value-type="float" office:value="354">
            <text:p>354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urrenci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ierarchy 0</text:p>
          </table:table-cell>
          <table:table-cell table:number-columns-repeated="6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EUR</text:p>
          </table:table-cell>
          <table:table-cell office:value-type="float" office:value="4488">
            <text:p>4488</text:p>
          </table:table-cell>
          <table:table-cell office:value-type="float" office:value="796">
            <text:p>796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urrency (EUR)</text:p>
          </table:table-cell>
          <table:table-cell table:number-columns-repeated="7"/>
        </table:table-row>
        <table:table-row table:style-name="ro1">
          <table:table-cell office:value-type="string">
            <text:p>Hierarchy 0</text:p>
          </table:table-cell>
          <table:table-cell table:number-columns-repeated="7"/>
        </table:table-row>
        <table:table-row table:style-name="ro1">
          <table:table-cell office:value-type="string">
            <text:p>Year</text:p>
          </table:table-cell>
          <table:table-cell office:value-type="string">
            <text:p>Commitment</text:p>
          </table:table-cell>
          <table:table-cell office:value-type="string">
            <text:p>Additional Commitments</text:p>
          </table:table-cell>
          <table:table-cell office:value-type="string">
            <text:p>Disbursements+Expenditure</text:p>
          </table:table-cell>
          <table:table-cell office:value-type="string">
            <text:p>Loans</text:p>
          </table:table-cell>
          <table:table-cell office:value-type="string">
            <text:p>Commitment Outstanding (B+C-(D-E))</text:p>
          </table:table-cell>
          <table:table-cell office:value-type="string">
            <text:p>Additional Dis+Exp</text:p>
          </table:table-cell>
          <table:table-cell office:value-type="string">
            <text:p>Interest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5495575207">
            <text:p>5495575207</text:p>
          </table:table-cell>
          <table:table-cell office:value-type="float" office:value="72273433">
            <text:p>72273433</text:p>
          </table:table-cell>
          <table:table-cell office:value-type="float" office:value="1468854143">
            <text:p>1468854143</text:p>
          </table:table-cell>
          <table:table-cell office:value-type="float" office:value="0">
            <text:p>0</text:p>
          </table:table-cell>
          <table:table-cell office:value-type="float" office:value="4098994497">
            <text:p>40989944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6628884406">
            <text:p>6628884406</text:p>
          </table:table-cell>
          <table:table-cell office:value-type="float" office:value="92460359">
            <text:p>92460359</text:p>
          </table:table-cell>
          <table:table-cell office:value-type="float" office:value="567912624">
            <text:p>567912624</text:p>
          </table:table-cell>
          <table:table-cell office:value-type="float" office:value="0">
            <text:p>0</text:p>
          </table:table-cell>
          <table:table-cell office:value-type="float" office:value="6153432141">
            <text:p>61534321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49050000">
            <text:p>149050000</text:p>
          </table:table-cell>
          <table:table-cell table:number-columns-repeated="3" office:value-type="float" office:value="0">
            <text:p>0</text:p>
          </table:table-cell>
          <table:table-cell office:value-type="float" office:value="149050000">
            <text:p>149050000</text:p>
          </table:table-cell>
          <table:table-cell table:number-columns-repeated="2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11/04/2012</text:date>, <text:time>15:4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2-04-11T15:26:09</meta:creation-date>
    <dc:date>2012-04-11T15:43:20</dc:date>
    <dc:creator>david </dc:creator>
    <meta:editing-duration>PT00H02M24S</meta:editing-duration>
    <meta:editing-cycles>2</meta:editing-cycles>
    <meta:generator>OpenOffice.org/3.2$Unix OpenOffice.org_project/320m12$Build-9483</meta:generator>
    <meta:document-statistic meta:table-count="10" meta:cell-count="1572" meta:object-count="0"/>
  </office:meta>
</office:document-meta>
</file>